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eças</text:span></text:p>
      <text:p text:style-name="Standard"/>
      <text:p text:style-name="Standard">LCD: <text:a xlink:type="simple" xlink:href="https://pt.aliexpress.com/item/4000839388409.html" text:style-name="ListLabel_20_1" text:visited-style-name="ListLabel_20_1"><text:span text:style-name="T2">https://pt.aliexpress.com/item/4000839388409.html</text:span></text:a></text:p>
      <text:p text:style-name="Standard"/>
      <text:p text:style-name="Standard">Placa mãe: <text:a xlink:type="simple" xlink:href="https://store3dprinters.com/product/zonestar-reprap-3d-printer-controller-board-motherboard-zmib-atmega-1284p-for-z5-z6-in-3d-printer-parts-accessories-from-computer-office-on-aliexpress-com-alibaba-group/" text:style-name="ListLabel_20_1" text:visited-style-name="ListLabel_20_1"><text:span text:style-name="T2">https://store3dprinters.com/product/zonestar-reprap-3d-printer-controller-board-motherboard-zmib-atmega-1284p-for-z5-z6-in-3d-printer-parts-accessories-from-computer-office-on-aliexpress-com-alibaba-group/</text:span></text:a></text:p>
      <text:p text:style-name="Standard"/>
      <text:p text:style-name="Standard">Extrusora</text:p>
      <text:p text:style-name="Standard"><text:a xlink:type="simple" xlink:href="https://vi.aliexpress.com/item/1005003505534192.html?src=google&amp;src=google&amp;albch=shopping&amp;acnt=768-202-3196&amp;slnk=&amp;plac=&amp;mtctp=&amp;albbt=Google_7_shopping&amp;isSmbAutoCall=false&amp;needSmbHouyi=false&amp;albcp=17939045214&amp;albag=&amp;trgt=&amp;crea=pt1005003505534192&amp;netw=x&amp;device=c&amp;albpg=&amp;albpd=pt1005003505534192&amp;gclid=Cj0KCQjwj5mpBhDJARIsAOVjBdoQ-YY82tC1KA2PGOhDstpbTHmHqF715CKjAIKtMXJgGyYM1SM9rgsaAjl6EALw_wcB&amp;gclsrc=aw.ds&amp;aff_fcid=54ddc36fb32743b2b952147c7e1253b8-1697052201773-08347-UneMJZVf&amp;aff_fsk=UneMJZVf&amp;aff_platform=aaf&amp;sk=UneMJZVf&amp;aff_trace_key=54ddc36fb32743b2b952147c7e1253b8-1697052201773-08347-UneMJZVf&amp;terminal_id=9b8a32cefe0d46af9b5969be8b8d650a&amp;afSmartRedirect=y" text:style-name="ListLabel_20_1" text:visited-style-name="ListLabel_20_1"><text:span text:style-name="T2">https://vi.aliexpress.com/item/1005003505534192.html?src=google&amp;src=google&amp;albch=shopping&amp;acnt=768-202-3196&amp;slnk=&amp;plac=&amp;mtctp=&amp;albbt=Google_7_shopping&amp;isSmbAutoCall=false&amp;needSmbHouyi=false&amp;albcp=17939045214&amp;albag=&amp;trgt=&amp;crea=pt1005003505534192&amp;netw=x&amp;device=c&amp;albpg=&amp;albpd=pt1005003505534192&amp;gclid=Cj0KCQjwj5mpBhDJARIsAOVjBdoQ-YY82tC1KA2PGOhDstpbTHmHqF715CKjAIKtMXJgGyYM1SM9rgsaAjl6EALw_wcB&amp;gclsrc=aw.ds&amp;aff_fcid=54ddc36fb32743b2b952147c7e1253b8-1697052201773-08347-UneMJZVf&amp;aff_fsk=UneMJZVf&amp;aff_platform=aaf&amp;sk=UneMJZVf&amp;aff_trace_key=54ddc36fb32743b2b952147c7e1253b8-1697052201773-08347-UneMJZVf&amp;terminal_id=9b8a32cefe0d46af9b5969be8b8d650a&amp;afSmartRedirect=y</text:span></text:a></text:p>
      <text:p text:style-name="Standard"/>
      <text:p text:style-name="Standard">Fonte</text:p>
      <text:p text:style-name="Standard"/>
      <text:p text:style-name="Standard"><text:span text:style-name="T1">Passo a passo</text:span></text:p>
      <text:p text:style-name="Standard"/>
      <text:p text:style-name="Standard">1. Juntar as garrafas PET;</text:p>
      <text:p text:style-name="Standard">2. Limpeza: tirar o plástico, a cola… limpar muito bem elas; sem sujeira para evitar entupir a impressora 3D;</text:p>
      <text:p text:style-name="Standard">3. Construir o filetador e… filetar: <text:s/>cortar com uma tesoura a base e filetar cada garrafa e,</text:p>
      <text:p text:style-name="Standard">4. Construir a máquina extrusora e passar os filetes por ela: enfim, teremos filamen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67" meta:character-count="1277" meta:non-whitespace-character-count="1220"/>
    <meta:generator>LibreOfficeDev/6.0.5.2$Linux_X86_64 LibreOffice_project/</meta:generator>
  </office:meta>
</office:document-meta>
</file>